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1.532cm" table:align="left"/>
    </style:style>
    <style:style style:name="Table1.A" style:family="table-column">
      <style:table-column-properties style:column-width="4.477cm"/>
    </style:style>
    <style:style style:name="Table1.B" style:family="table-column">
      <style:table-column-properties style:column-width="1.903cm"/>
    </style:style>
    <style:style style:name="Table1.C" style:family="table-column">
      <style:table-column-properties style:column-width="1.732cm"/>
    </style:style>
    <style:style style:name="Table1.D" style:family="table-column">
      <style:table-column-properties style:column-width="1.849cm"/>
    </style:style>
    <style:style style:name="Table1.E" style:family="table-column">
      <style:table-column-properties style:column-width="1.57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9.372cm" table:align="left"/>
    </style:style>
    <style:style style:name="Table2.A" style:family="table-column">
      <style:table-column-properties style:column-width="2.316cm"/>
    </style:style>
    <style:style style:name="Table2.B" style:family="table-column">
      <style:table-column-properties style:column-width="1.903cm"/>
    </style:style>
    <style:style style:name="Table2.C" style:family="table-column">
      <style:table-column-properties style:column-width="1.732cm"/>
    </style:style>
    <style:style style:name="Table2.D" style:family="table-column">
      <style:table-column-properties style:column-width="1.849cm"/>
    </style:style>
    <style:style style:name="Table2.E" style:family="table-column">
      <style:table-column-properties style:column-width="1.572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officeooo:paragraph-rsid="0007a159"/>
    </style:style>
    <style:style style:name="P2" style:family="paragraph" style:parent-style-name="Heading_20_3">
      <style:text-properties officeooo:paragraph-rsid="0007a159"/>
    </style:style>
    <style:style style:name="P3" style:family="paragraph" style:parent-style-name="Preformatted_20_Text">
      <style:text-properties officeooo:paragraph-rsid="0007a159"/>
    </style:style>
    <style:style style:name="P4" style:family="paragraph" style:parent-style-name="Preformatted_20_Text">
      <style:paragraph-properties fo:margin-top="0cm" fo:margin-bottom="0.499cm" style:contextual-spacing="false"/>
      <style:text-properties officeooo:paragraph-rsid="0007a159"/>
    </style:style>
    <style:style style:name="P5" style:family="paragraph" style:parent-style-name="Text_20_body">
      <style:text-properties officeooo:paragraph-rsid="0007a159"/>
    </style:style>
    <style:style style:name="P6" style:family="paragraph" style:parent-style-name="Heading_20_1">
      <style:text-properties officeooo:rsid="00099077" officeooo:paragraph-rsid="00099077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>
      <style:text-properties officeooo:paragraph-rsid="0007a159"/>
    </style:style>
    <style:style style:name="P11" style:family="paragraph" style:parent-style-name="Text_20_body" style:list-style-name="L5">
      <style:text-properties officeooo:paragraph-rsid="0007a159"/>
    </style:style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8">
      <style:text-properties officeooo:paragraph-rsid="0007a159"/>
    </style:style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P18" style:family="paragraph" style:parent-style-name="Text_20_body" style:list-style-name="L11"/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4644d" style:font-size-asian="14pt" style:font-size-complex="14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officeooo:rsid="0007a159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officeooo:rsid="0007a159" style:font-size-asian="18pt" style:font-size-complex="18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Stress Detection from Social Media Posts</text:h>
      <text:h text:style-name="Heading_20_2" text:outline-level="2">Objective:</text:h>
      <text:p text:style-name="Text_20_body">To build a scalable machine learning pipeline for detecting stress in text messages using Apache Spark. This project applies ensemble learning techniques such as Hard Voting and Stacking to improve classification performance.</text:p>
      <text:h text:style-name="Heading_20_2" text:outline-level="2"/>
      <text:h text:style-name="Heading_20_2" text:outline-level="2">Technologies Used:</text:h>
      <text:list text:style-name="L1">
        <text:list-item>
          <text:p text:style-name="P7">Apache Spark (PySpark)</text:p>
        </text:list-item>
        <text:list-item>
          <text:p text:style-name="P7">Spark MLlib (Machine Learning Library)</text:p>
        </text:list-item>
        <text:list-item>
          <text:p text:style-name="P7">Streamlit (for data input UI)</text:p>
        </text:list-item>
        <text:list-item>
          <text:p text:style-name="P7">HDFS (Hadoop Distributed File System)</text:p>
        </text:list-item>
      </text:list>
      <text:h text:style-name="Heading_20_2" text:outline-level="2">1. Data Collection:</text:h>
      <text:list text:style-name="L2">
        <text:list-item>
          <text:p text:style-name="P8">Input messages are taken using a Streamlit application and saved into a CSV file: <text:span text:style-name="Source_20_Text">output_messages.csv</text:span></text:p>
        </text:list-item>
        <text:list-item>
          <text:p text:style-name="P8">Training data: <text:span text:style-name="Source_20_Text">dreaddit_StressAnalysis-Sheet1.csv</text:span> located on HDFS</text:p>
        </text:list-item>
      </text:list>
      <text:h text:style-name="Heading_20_2" text:outline-level="2">2. Preprocessing:</text:h>
      <text:list text:style-name="L3">
        <text:list-item>
          <text:p text:style-name="P9">Load data using SparkSession</text:p>
        </text:list-item>
        <text:list-item>
          <text:p text:style-name="P9">Handle missing labels</text:p>
        </text:list-item>
        <text:list-item>
          <text:p text:style-name="P9">Convert labels to IntegerType</text:p>
        </text:list-item>
        <text:list-item>
          <text:p text:style-name="P9">Tokenize text</text:p>
        </text:list-item>
        <text:list-item>
          <text:p text:style-name="P9">Generate features using TF-IDF</text:p>
        </text:list-item>
        <text:list-item>
          <text:p text:style-name="P9">Split data into training and testing (80/20)</text:p>
        </text:list-item>
      </text:list>
      <text:h text:style-name="Heading_20_2" text:outline-level="2">3. Models Used:</text:h>
      <text:p text:style-name="Text_20_body"/>
      <text:h text:style-name="P1" text:outline-level="2"><text:span text:style-name="Strong_20_Emphasis">Model Training and Prediction Script (models.py)</text:span></text:h>
      <text:p text:style-name="P5">This script performs preprocessing, training, evaluation, and prediction.</text:p>
      <text:h text:style-name="P2" text:outline-level="3"><text:soft-page-break/><text:span text:style-name="Strong_20_Emphasis">Steps:</text:span></text:h>
      <text:list text:style-name="L4">
        <text:list-item>
          <text:p text:style-name="P10"><text:span text:style-name="Strong_20_Emphasis">Read Data:</text:span></text:p>
          <text:list>
            <text:list-item>
              <text:p text:style-name="P10">Reads CSV from HDFS: <text:span text:style-name="Source_20_Text">hdfs://localhost:9000/inputs/dreaddit_StressAnalysis-Sheet1.csv</text:span></text:p>
            </text:list-item>
          </text:list>
        </text:list-item>
        <text:list-item>
          <text:p text:style-name="P10"><text:span text:style-name="Strong_20_Emphasis">Preprocessing:</text:span></text:p>
          <text:list>
            <text:list-item>
              <text:p text:style-name="P10">Label cleaning and casting</text:p>
            </text:list-item>
            <text:list-item>
              <text:p text:style-name="P10">Tokenization</text:p>
            </text:list-item>
            <text:list-item>
              <text:p text:style-name="P10">TF-IDF feature extraction</text:p>
            </text:list-item>
          </text:list>
        </text:list-item>
        <text:list-item>
          <text:p text:style-name="P10"><text:span text:style-name="Strong_20_Emphasis">Model Training:</text:span></text:p>
          <text:list>
            <text:list-item>
              <text:p text:style-name="P10">Decision Tree Classifier trained on <text:span text:style-name="Source_20_Text">features</text:span> and <text:span text:style-name="Source_20_Text">label</text:span></text:p>
            </text:list-item>
          </text:list>
        </text:list-item>
        <text:list-item>
          <text:p text:style-name="P10"><text:span text:style-name="Strong_20_Emphasis">Evaluation:</text:span></text:p>
          <text:list>
            <text:list-item>
              <text:p text:style-name="P10">Accuracy, F1-score, Precision, Recall, AUC-ROC</text:p>
            </text:list-item>
          </text:list>
        </text:list-item>
        <text:list-item>
          <text:p text:style-name="P10"><text:span text:style-name="Strong_20_Emphasis">Prediction:</text:span></text:p>
          <text:list>
            <text:list-item>
              <text:p text:style-name="P10">Reads new messages from HDFS CSV: <text:span text:style-name="Source_20_Text">output_messages.csv</text:span></text:p>
            </text:list-item>
            <text:list-item>
              <text:p text:style-name="P10">Applies preprocessing</text:p>
            </text:list-item>
            <text:list-item>
              <text:p text:style-name="P10">Makes predictions and prints output</text:p>
            </text:list-item>
          </text:list>
        </text:list-item>
      </text:list>
      <text:h text:style-name="P1" text:outline-level="2"><text:span text:style-name="Strong_20_Emphasis"/></text:h>
      <text:h text:style-name="P1" text:outline-level="2"><text:span text:style-name="Strong_20_Emphasis"><text:span text:style-name="T3">Output Example</text:span></text:span></text:h>
      <text:p text:style-name="P3"><text:span text:style-name="Source_20_Text">Text: I can't take this anymore --&gt; Prediction: Stressed</text:span></text:p>
      <text:p text:style-name="P4"><text:span text:style-name="Source_20_Text">ALERT: The text is classified as 'Stressed'!</text:span></text:p>
      <text:h text:style-name="P1" text:outline-level="2"><text:span text:style-name="Strong_20_Emphasis"/></text:h>
      <text:h text:style-name="P1" text:outline-level="2"><text:span text:style-name="Strong_20_Emphasis"><text:span text:style-name="T2">Other</text:span></text:span><text:span text:style-name="Strong_20_Emphasis"><text:span text:style-name="T1"> Models</text:span></text:span></text:h>
      <text:p text:style-name="P5">In addition to Decision Tree, the following models were tested:</text:p>
      <text:list text:style-name="L5">
        <text:list-item>
          <text:p text:style-name="P11">Gradient Boosted Trees</text:p>
        </text:list-item>
        <text:list-item>
          <text:p text:style-name="P11">Support Vector Machines (SVM)</text:p>
        </text:list-item>
        <text:list-item>
          <text:p text:style-name="P11">Logistic Regression</text:p>
        </text:list-item>
      </text:list>
      <text:h text:style-name="Heading_20_3" text:outline-level="3"/>
      <text:h text:style-name="Heading_20_3" text:outline-level="3"><text:s/>Hard Voting Classifier</text:h>
      <text:list text:style-name="L6">
        <text:list-item>
          <text:p text:style-name="P12">Models: Decision Tree, Gradient Boosted Trees, Logistic Regression</text:p>
        </text:list-item>
        <text:list-item>
          <text:p text:style-name="P12"><text:soft-page-break/>Each model is trained on the same feature set</text:p>
        </text:list-item>
        <text:list-item>
          <text:p text:style-name="P12">Predictions are combined via majority vote (if at least 2 models predict 1 -&gt; final prediction is 1)</text:p>
        </text:list-item>
        <text:list-item>
          <text:p text:style-name="P12">Evaluation Metrics: Accuracy, F1-Score, Precision, Recall, AUC-ROC</text:p>
        </text:list-item>
      </text:list>
      <text:h text:style-name="Heading_20_3" text:outline-level="3"><text:s/>Stacking Classifier</text:h>
      <text:list text:style-name="L7">
        <text:list-item>
          <text:p text:style-name="P13">Base Models: Random Forest, Gradient Boosted Trees</text:p>
        </text:list-item>
        <text:list-item>
          <text:p text:style-name="P13">Meta Classifier: Logistic Regression</text:p>
        </text:list-item>
        <text:list-item>
          <text:p text:style-name="P13">Output of base models is used as input for the meta classifier</text:p>
        </text:list-item>
        <text:list-item>
          <text:p text:style-name="P13">VectorAssembler used to combine base model predictions</text:p>
        </text:list-item>
        <text:list-item>
          <text:p text:style-name="P13">Evaluation Metrics: Accuracy, F1-Score, Precision, Recall, AUC-ROC</text:p>
        </text:list-item>
      </text:list>
      <text:h text:style-name="Heading_20_2" text:outline-level="2">4. Predictions on New Data</text:h>
      <text:list text:style-name="L8">
        <text:list-item>
          <text:p text:style-name="P14">Load new text messages from <text:span text:style-name="Source_20_Text">output_messages.csv</text:span> in HDFS</text:p>
        </text:list-item>
        <text:list-item>
          <text:p text:style-name="P14">Apply the same preprocessing steps: Tokenization, TF, IDF</text:p>
        </text:list-item>
        <text:list-item>
          <text:p text:style-name="P14">Make predictions using both Hard Voting and Stacking classifiers</text:p>
        </text:list-item>
        <text:list-item>
          <text:p text:style-name="P15">Display prediction results with a stress alert for predicted label = 1</text:p>
        </text:list-item>
      </text:list>
      <text:h text:style-name="Heading_20_3" text:outline-level="3"><text:span text:style-name="Strong_20_Emphasis"><text:span text:style-name="T6">5. </text:span></text:span><text:span text:style-name="Strong_20_Emphasis"><text:span text:style-name="T5">Results of Stress Detection Models</text:span></text:span></text:h>
      <text:p text:style-name="Text_20_body"><text:span text:style-name="Strong_20_Emphasis"><text:span text:style-name="T5"/></text:span></text:p>
      <text:p text:style-name="Text_20_body">After evaluating various models, both traditional machine learning models and transformer-based deep learning models, the following results were obtained:</text:p>
      <text:h text:style-name="Heading_20_4" text:outline-level="4"><text:span text:style-name="Strong_20_Emphasis">Traditional Machine Learning Model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Model</text:p>
            </table:table-cell>
            <table:table-cell table:style-name="Table1.A1" office:value-type="string">
              <text:p text:style-name="Table_20_Heading">Accuracy</text:p>
            </table:table-cell>
            <table:table-cell table:style-name="Table1.A1" office:value-type="string">
              <text:p text:style-name="Table_20_Heading">F1-score</text:p>
            </table:table-cell>
            <table:table-cell table:style-name="Table1.A1" office:value-type="string">
              <text:p text:style-name="Table_20_Heading">Precision</text:p>
            </table:table-cell>
            <table:table-cell table:style-name="Table1.A1" office:value-type="string">
              <text:p text:style-name="Table_20_Heading">Recall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Decision Tree</text:span></text:p>
          </table:table-cell>
          <table:table-cell table:style-name="Table1.A1" office:value-type="string">
            <text:p text:style-name="Table_20_Contents">62.62%</text:p>
          </table:table-cell>
          <table:table-cell table:style-name="Table1.A1" office:value-type="string">
            <text:p text:style-name="Table_20_Contents">61.19%</text:p>
          </table:table-cell>
          <table:table-cell table:style-name="Table1.A1" office:value-type="string">
            <text:p text:style-name="Table_20_Contents">64.53%</text:p>
          </table:table-cell>
          <table:table-cell table:style-name="Table1.A1" office:value-type="string">
            <text:p text:style-name="Table_20_Contents">62.62%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radient Boosted Trees</text:span></text:p>
          </table:table-cell>
          <table:table-cell table:style-name="Table1.A1" office:value-type="string">
            <text:p text:style-name="Table_20_Contents">59.81%</text:p>
          </table:table-cell>
          <table:table-cell table:style-name="Table1.A1" office:value-type="string">
            <text:p text:style-name="Table_20_Contents">58.95%</text:p>
          </table:table-cell>
          <table:table-cell table:style-name="Table1.A1" office:value-type="string">
            <text:p text:style-name="Table_20_Contents">60.54%</text:p>
          </table:table-cell>
          <table:table-cell table:style-name="Table1.A1" office:value-type="string">
            <text:p text:style-name="Table_20_Contents">59.81%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VM</text:span></text:p>
          </table:table-cell>
          <table:table-cell table:style-name="Table1.A1" office:value-type="string">
            <text:p text:style-name="Table_20_Contents">60.75%</text:p>
          </table:table-cell>
          <table:table-cell table:style-name="Table1.A1" office:value-type="string">
            <text:p text:style-name="Table_20_Contents">60.44%</text:p>
          </table:table-cell>
          <table:table-cell table:style-name="Table1.A1" office:value-type="string">
            <text:p text:style-name="Table_20_Contents">61.21%</text:p>
          </table:table-cell>
          <table:table-cell table:style-name="Table1.A1" office:value-type="string">
            <text:p text:style-name="Table_20_Contents">60.75%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Logistic Regression</text:span></text:p>
          </table:table-cell>
          <table:table-cell table:style-name="Table1.A1" office:value-type="string">
            <text:p text:style-name="Table_20_Contents">60.75%</text:p>
          </table:table-cell>
          <table:table-cell table:style-name="Table1.A1" office:value-type="string">
            <text:p text:style-name="Table_20_Contents">60.64%</text:p>
          </table:table-cell>
          <table:table-cell table:style-name="Table1.A1" office:value-type="string">
            <text:p text:style-name="Table_20_Contents">60.93%</text:p>
          </table:table-cell>
          <table:table-cell table:style-name="Table1.A1" office:value-type="string">
            <text:p text:style-name="Table_20_Contents">60.75%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Voting Classifier</text:span></text:p>
          </table:table-cell>
          <table:table-cell table:style-name="Table1.A1" office:value-type="string">
            <text:p text:style-name="Table_20_Contents">61.68%</text:p>
          </table:table-cell>
          <table:table-cell table:style-name="Table1.A1" office:value-type="string">
            <text:p text:style-name="Table_20_Contents">60.86%</text:p>
          </table:table-cell>
          <table:table-cell table:style-name="Table1.A1" office:value-type="string">
            <text:p text:style-name="Table_20_Contents">65.79%</text:p>
          </table:table-cell>
          <table:table-cell table:style-name="Table1.A1" office:value-type="string">
            <text:p text:style-name="Table_20_Contents">47.17%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tacking Classifier</text:span></text:p>
          </table:table-cell>
          <table:table-cell table:style-name="Table1.A1" office:value-type="string">
            <text:p text:style-name="Table_20_Contents">62.62%</text:p>
          </table:table-cell>
          <table:table-cell table:style-name="Table1.A1" office:value-type="string">
            <text:p text:style-name="Table_20_Contents">62.52%</text:p>
          </table:table-cell>
          <table:table-cell table:style-name="Table1.A1" office:value-type="string">
            <text:p text:style-name="Table_20_Contents">61.02%</text:p>
          </table:table-cell>
          <table:table-cell table:style-name="Table1.A1" office:value-type="string">
            <text:p text:style-name="Table_20_Contents">67.92%</text:p>
          </table:table-cell>
        </table:table-row>
      </table:table>
      <text:h text:style-name="Heading_20_4" text:outline-level="4"><text:span text:style-name="Strong_20_Emphasis"/></text:h>
      <text:h text:style-name="Heading_20_4" text:outline-level="4"><text:span text:style-name="Strong_20_Emphasis">Transformer-Based Models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Table_20_Heading">Model</text:p>
            </table:table-cell>
            <table:table-cell table:style-name="Table2.A1" office:value-type="string">
              <text:p text:style-name="Table_20_Heading">Accuracy</text:p>
            </table:table-cell>
            <table:table-cell table:style-name="Table2.A1" office:value-type="string">
              <text:p text:style-name="Table_20_Heading">F1-score</text:p>
            </table:table-cell>
            <table:table-cell table:style-name="Table2.A1" office:value-type="string">
              <text:p text:style-name="Table_20_Heading">Precision</text:p>
            </table:table-cell>
            <table:table-cell table:style-name="Table2.A1" office:value-type="string">
              <text:p text:style-name="Table_20_Heading">Recall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XLNet</text:span></text:p>
          </table:table-cell>
          <table:table-cell table:style-name="Table2.A1" office:value-type="string">
            <text:p text:style-name="Table_20_Contents">78.03%</text:p>
          </table:table-cell>
          <table:table-cell table:style-name="Table2.A1" office:value-type="string">
            <text:p text:style-name="Table_20_Contents">79.14%</text:p>
          </table:table-cell>
          <table:table-cell table:style-name="Table2.A1" office:value-type="string">
            <text:p text:style-name="Table_20_Contents">71.43%</text:p>
          </table:table-cell>
          <table:table-cell table:style-name="Table2.A1" office:value-type="string">
            <text:p text:style-name="Table_20_Contents">88.71%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BERT</text:span></text:p>
          </table:table-cell>
          <table:table-cell table:style-name="Table2.A1" office:value-type="string">
            <text:p text:style-name="Table_20_Contents">83.33%</text:p>
          </table:table-cell>
          <table:table-cell table:style-name="Table2.A1" office:value-type="string">
            <text:p text:style-name="Table_20_Contents">83.82%</text:p>
          </table:table-cell>
          <table:table-cell table:style-name="Table2.A1" office:value-type="string">
            <text:p text:style-name="Table_20_Contents">85.07%</text:p>
          </table:table-cell>
          <table:table-cell table:style-name="Table2.A1" office:value-type="string">
            <text:p text:style-name="Table_20_Contents">82.61%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DistilBERT</text:span></text:p>
          </table:table-cell>
          <table:table-cell table:style-name="Table2.A1" office:value-type="string">
            <text:p text:style-name="Table_20_Contents">76.52%</text:p>
          </table:table-cell>
          <table:table-cell table:style-name="Table2.A1" office:value-type="string">
            <text:p text:style-name="Table_20_Contents">76.69%</text:p>
          </table:table-cell>
          <table:table-cell table:style-name="Table2.A1" office:value-type="string">
            <text:p text:style-name="Table_20_Contents">71.83%</text:p>
          </table:table-cell>
          <table:table-cell table:style-name="Table2.A1" office:value-type="string">
            <text:p text:style-name="Table_20_Contents">82.26%</text:p>
          </table:table-cell>
        </table:table-row>
        <text:soft-page-break/>
        <table:table-row>
          <table:table-cell table:style-name="Table2.A1" office:value-type="string">
            <text:p text:style-name="Table_20_Contents"><text:span text:style-name="Strong_20_Emphasis">RoBERTa</text:span></text:p>
          </table:table-cell>
          <table:table-cell table:style-name="Table2.A1" office:value-type="string">
            <text:p text:style-name="Table_20_Contents">82.58%</text:p>
          </table:table-cell>
          <table:table-cell table:style-name="Table2.A1" office:value-type="string">
            <text:p text:style-name="Table_20_Contents">82.96%</text:p>
          </table:table-cell>
          <table:table-cell table:style-name="Table2.A1" office:value-type="string">
            <text:p text:style-name="Table_20_Contents">76.71%</text:p>
          </table:table-cell>
          <table:table-cell table:style-name="Table2.A1" office:value-type="string">
            <text:p text:style-name="Table_20_Contents">90.32%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Electra</text:span></text:p>
          </table:table-cell>
          <table:table-cell table:style-name="Table2.A1" office:value-type="string">
            <text:p text:style-name="Table_20_Contents">66.67%</text:p>
          </table:table-cell>
          <table:table-cell table:style-name="Table2.A1" office:value-type="string">
            <text:p text:style-name="Table_20_Contents">69.86%</text:p>
          </table:table-cell>
          <table:table-cell table:style-name="Table2.A1" office:value-type="string">
            <text:p text:style-name="Table_20_Contents">60.71%</text:p>
          </table:table-cell>
          <table:table-cell table:style-name="Table2.A1" office:value-type="string">
            <text:p text:style-name="Table_20_Contents">82.26%</text:p>
          </table:table-cell>
        </table:table-row>
      </table:table>
      <text:p text:style-name="Text_20_body"/>
      <text:h text:style-name="Heading_20_2" text:outline-level="2"><text:span text:style-name="T4">6</text:span>. Advantages:</text:h>
      <text:list text:style-name="L9">
        <text:list-item>
          <text:p text:style-name="P16">Scalable ML pipeline using Spark</text:p>
        </text:list-item>
        <text:list-item>
          <text:p text:style-name="P16">Ensemble learning for improved performance</text:p>
        </text:list-item>
        <text:list-item>
          <text:p text:style-name="P16">Easy-to-use UI for message entry</text:p>
        </text:list-item>
        <text:list-item>
          <text:p text:style-name="P16">Suitable for large-scale real-time applications</text:p>
        </text:list-item>
      </text:list>
      <text:h text:style-name="Heading_20_2" text:outline-level="2"/>
      <text:h text:style-name="Heading_20_2" text:outline-level="2"><text:span text:style-name="T4">7</text:span>. Future Improvements:</text:h>
      <text:list text:style-name="L10">
        <text:list-item>
          <text:p text:style-name="P17">Add deep learning models via TensorFlow on Spark</text:p>
        </text:list-item>
        <text:list-item>
          <text:p text:style-name="P17">Real-time streaming support using Spark Streaming</text:p>
        </text:list-item>
        <text:list-item>
          <text:p text:style-name="P17">Visualization dashboard for stress statistics</text:p>
        </text:list-item>
      </text:list>
      <text:h text:style-name="Heading_20_2" text:outline-level="2"/>
      <text:h text:style-name="Heading_20_2" text:outline-level="2"><text:span text:style-name="T4">8</text:span>. Deployment:</text:h>
      <text:list text:style-name="L11">
        <text:list-item>
          <text:p text:style-name="P18">Run Streamlit app to accept input</text:p>
        </text:list-item>
        <text:list-item>
          <text:p text:style-name="P18">Train and save models in HDFS or local storage</text:p>
        </text:list-item>
        <text:list-item>
          <text:p text:style-name="P18">Schedule batch jobs to monitor and analyze new text data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2T19:07:30.373025297</meta:creation-date>
    <dc:date>2025-04-12T19:19:51.953646305</dc:date>
    <meta:editing-duration>PT11M13S</meta:editing-duration>
    <meta:editing-cycles>3</meta:editing-cycles>
    <meta:generator>LibreOffice/24.2.7.2$Linux_X86_64 LibreOffice_project/420$Build-2</meta:generator>
    <meta:document-statistic meta:table-count="2" meta:image-count="0" meta:object-count="0" meta:page-count="4" meta:paragraph-count="142" meta:word-count="565" meta:character-count="3714" meta:non-whitespace-character-count="3342"/>
  </office:meta>
</office:document-meta>
</file>